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0366dd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0405d8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07c12" officeooo:paragraph-rsid="00007c12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1a5e2" officeooo:paragraph-rsid="0001a5e2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366dd" officeooo:paragraph-rsid="000366dd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405d8" officeooo:paragraph-rsid="000405d8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405d8" officeooo:paragraph-rsid="00007c12"/>
    </style:style>
    <style:style style:name="T1" style:family="text">
      <style:text-properties officeooo:rsid="000366dd"/>
    </style:style>
    <style:style style:name="T2" style:family="text">
      <style:text-properties officeooo:rsid="0003f7b0"/>
    </style:style>
    <style:style style:name="T3" style:family="text">
      <style:text-properties officeooo:rsid="000405d8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971584461" text:style-name="L1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Матвей Крапошин</meta:initial-creator>
    <meta:creation-date>2011-03-25T16:18:58</meta:creation-date>
    <dc:date>2011-04-10T20:59:38</dc:date>
    <meta:editing-duration>PT03H17M08S</meta:editing-duration>
    <meta:editing-cycles>54</meta:editing-cycles>
    <meta:generator>OpenOffice.org/3.2$Unix OpenOffice.org_project/320m19$Build-9505</meta:generator>
    <meta:document-statistic meta:table-count="0" meta:image-count="0" meta:object-count="0" meta:page-count="1" meta:paragraph-count="0" meta:word-count="0" meta:character-count="0"/>
  </office:meta>
</office:document-meta>
</file>